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TARAZONA ILLATOPA, LUCY GRACIEL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2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TARAZONA ILLATOPA, MERY LUZ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GALLINA BB ROJA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3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2T17:36:52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